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660d"/>
    </style:style>
    <style:style style:name="P2" style:family="paragraph" style:parent-style-name="Standard">
      <style:text-properties fo:language="ru" fo:country="RU" officeooo:paragraph-rsid="0018660d"/>
    </style:style>
    <style:style style:name="P3" style:family="paragraph" style:parent-style-name="Standard">
      <style:text-properties fo:language="ru" fo:country="RU" officeooo:paragraph-rsid="00187a24"/>
    </style:style>
    <style:style style:name="P4" style:family="paragraph" style:parent-style-name="Standard">
      <style:text-properties fo:language="ru" fo:country="RU" officeooo:paragraph-rsid="00194e4a"/>
    </style:style>
    <style:style style:name="P5" style:family="paragraph" style:parent-style-name="Standard">
      <style:text-properties fo:language="ru" fo:country="RU" officeooo:paragraph-rsid="001b0fe3"/>
    </style:style>
    <style:style style:name="P6" style:family="paragraph" style:parent-style-name="Standard">
      <style:text-properties fo:language="ru" fo:country="RU" officeooo:paragraph-rsid="001ca5be"/>
    </style:style>
    <style:style style:name="P7" style:family="paragraph" style:parent-style-name="Standard">
      <style:text-properties fo:language="ru" fo:country="RU" officeooo:paragraph-rsid="001e6b8b"/>
    </style:style>
    <style:style style:name="P8" style:family="paragraph" style:parent-style-name="Standard">
      <style:text-properties fo:language="ru" fo:country="RU" officeooo:paragraph-rsid="001f2419"/>
    </style:style>
    <style:style style:name="P9" style:family="paragraph" style:parent-style-name="Standard">
      <style:text-properties fo:language="ru" fo:country="RU" officeooo:paragraph-rsid="00201333"/>
    </style:style>
    <style:style style:name="P10" style:family="paragraph" style:parent-style-name="Standard">
      <style:text-properties fo:language="ru" fo:country="RU" officeooo:paragraph-rsid="0020daf9"/>
    </style:style>
    <style:style style:name="P11" style:family="paragraph" style:parent-style-name="Standard">
      <style:text-properties fo:language="ru" fo:country="RU" officeooo:paragraph-rsid="0021ddb5"/>
    </style:style>
    <style:style style:name="P12" style:family="paragraph" style:parent-style-name="Standard">
      <style:text-properties fo:language="ru" fo:country="RU" officeooo:paragraph-rsid="002257fe"/>
    </style:style>
    <style:style style:name="P13" style:family="paragraph" style:parent-style-name="Standard">
      <style:text-properties fo:language="ru" fo:country="RU" officeooo:paragraph-rsid="002572eb"/>
    </style:style>
    <style:style style:name="P14" style:family="paragraph" style:parent-style-name="Standard">
      <style:text-properties fo:language="ru" fo:country="RU" officeooo:paragraph-rsid="00270aeb"/>
    </style:style>
    <style:style style:name="P15" style:family="paragraph" style:parent-style-name="Standard">
      <style:text-properties fo:language="ru" fo:country="RU" officeooo:paragraph-rsid="0027faed"/>
    </style:style>
    <style:style style:name="P16" style:family="paragraph" style:parent-style-name="Standard">
      <style:text-properties fo:language="ru" fo:country="RU" officeooo:paragraph-rsid="0029f81d"/>
    </style:style>
    <style:style style:name="P17" style:family="paragraph" style:parent-style-name="Standard">
      <style:text-properties fo:language="ru" fo:country="RU" officeooo:paragraph-rsid="002a9a4d"/>
    </style:style>
    <style:style style:name="P18" style:family="paragraph" style:parent-style-name="Standard">
      <style:text-properties fo:language="ru" fo:country="RU" fo:font-weight="bold" officeooo:paragraph-rsid="002bd97d" style:font-weight-asian="bold" style:font-weight-complex="bold"/>
    </style:style>
    <style:style style:name="P19" style:family="paragraph" style:parent-style-name="Standard">
      <style:text-properties fo:language="ru" fo:country="RU" officeooo:paragraph-rsid="002c1ce7"/>
    </style:style>
    <style:style style:name="P20" style:family="paragraph" style:parent-style-name="Standard">
      <style:text-properties fo:language="ru" fo:country="RU" officeooo:paragraph-rsid="0031ad6c"/>
    </style:style>
    <style:style style:name="P21" style:family="paragraph" style:parent-style-name="Standard">
      <style:text-properties fo:language="ru" fo:country="RU" officeooo:paragraph-rsid="00328e7a"/>
    </style:style>
    <style:style style:name="P22" style:family="paragraph" style:parent-style-name="Standard">
      <style:text-properties fo:language="ru" fo:country="RU" officeooo:paragraph-rsid="003357ba"/>
    </style:style>
    <style:style style:name="P23" style:family="paragraph" style:parent-style-name="Standard">
      <style:text-properties fo:language="ru" fo:country="RU" officeooo:paragraph-rsid="0034ab6c"/>
    </style:style>
    <style:style style:name="P24" style:family="paragraph" style:parent-style-name="Standard">
      <style:text-properties fo:language="ru" fo:country="RU" officeooo:paragraph-rsid="0034d10c"/>
    </style:style>
    <style:style style:name="P25" style:family="paragraph" style:parent-style-name="Standard">
      <style:text-properties fo:language="ru" fo:country="RU" officeooo:paragraph-rsid="0038ea4c"/>
    </style:style>
    <style:style style:name="P26" style:family="paragraph" style:parent-style-name="Standard">
      <style:text-properties fo:language="ru" fo:country="RU" officeooo:paragraph-rsid="003a2014"/>
    </style:style>
    <style:style style:name="P27" style:family="paragraph" style:parent-style-name="Standard">
      <style:text-properties fo:language="ru" fo:country="RU" officeooo:paragraph-rsid="003c783f"/>
    </style:style>
    <style:style style:name="P28" style:family="paragraph" style:parent-style-name="Standard">
      <style:text-properties fo:language="ru" fo:country="RU" officeooo:paragraph-rsid="003c895a"/>
    </style:style>
    <style:style style:name="P29" style:family="paragraph" style:parent-style-name="Standard">
      <style:text-properties officeooo:paragraph-rsid="00187a24"/>
    </style:style>
    <style:style style:name="P30" style:family="paragraph" style:parent-style-name="Standard">
      <style:text-properties officeooo:paragraph-rsid="001b0fe3"/>
    </style:style>
    <style:style style:name="P31" style:family="paragraph" style:parent-style-name="Standard">
      <style:text-properties officeooo:paragraph-rsid="001ca5be"/>
    </style:style>
    <style:style style:name="P32" style:family="paragraph" style:parent-style-name="Standard">
      <style:text-properties officeooo:paragraph-rsid="001d1bd9"/>
    </style:style>
    <style:style style:name="P33" style:family="paragraph" style:parent-style-name="Standard">
      <style:text-properties officeooo:paragraph-rsid="001dc4c1"/>
    </style:style>
    <style:style style:name="P34" style:family="paragraph" style:parent-style-name="Standard">
      <style:text-properties officeooo:paragraph-rsid="001e6b8b"/>
    </style:style>
    <style:style style:name="P35" style:family="paragraph" style:parent-style-name="Standard">
      <style:text-properties officeooo:paragraph-rsid="001f2419"/>
    </style:style>
    <style:style style:name="P36" style:family="paragraph" style:parent-style-name="Standard">
      <style:text-properties officeooo:paragraph-rsid="001f3264"/>
    </style:style>
    <style:style style:name="P37" style:family="paragraph" style:parent-style-name="Standard">
      <style:text-properties officeooo:paragraph-rsid="00201333"/>
    </style:style>
    <style:style style:name="P38" style:family="paragraph" style:parent-style-name="Standard">
      <style:text-properties officeooo:paragraph-rsid="0020daf9"/>
    </style:style>
    <style:style style:name="P39" style:family="paragraph" style:parent-style-name="Standard">
      <style:text-properties officeooo:paragraph-rsid="0021ddb5"/>
    </style:style>
    <style:style style:name="P40" style:family="paragraph" style:parent-style-name="Standard">
      <style:text-properties officeooo:paragraph-rsid="002257fe"/>
    </style:style>
    <style:style style:name="P41" style:family="paragraph" style:parent-style-name="Standard">
      <style:text-properties officeooo:paragraph-rsid="00227e29"/>
    </style:style>
    <style:style style:name="P42" style:family="paragraph" style:parent-style-name="Standard">
      <style:text-properties officeooo:paragraph-rsid="002572eb"/>
    </style:style>
    <style:style style:name="P43" style:family="paragraph" style:parent-style-name="Standard">
      <style:text-properties officeooo:paragraph-rsid="00270aeb"/>
    </style:style>
    <style:style style:name="P44" style:family="paragraph" style:parent-style-name="Standard">
      <style:text-properties officeooo:paragraph-rsid="002a9a4d"/>
    </style:style>
    <style:style style:name="P45" style:family="paragraph" style:parent-style-name="Standard">
      <style:text-properties officeooo:paragraph-rsid="002c1ce7"/>
    </style:style>
    <style:style style:name="P46" style:family="paragraph" style:parent-style-name="Standard">
      <style:text-properties officeooo:paragraph-rsid="002c9dad"/>
    </style:style>
    <style:style style:name="P47" style:family="paragraph" style:parent-style-name="Standard">
      <style:text-properties officeooo:paragraph-rsid="002caf1f"/>
    </style:style>
    <style:style style:name="P48" style:family="paragraph" style:parent-style-name="Standard">
      <style:text-properties officeooo:paragraph-rsid="002d1366"/>
    </style:style>
    <style:style style:name="P49" style:family="paragraph" style:parent-style-name="Standard">
      <style:text-properties officeooo:paragraph-rsid="0030e355"/>
    </style:style>
    <style:style style:name="P50" style:family="paragraph" style:parent-style-name="Standard">
      <style:text-properties officeooo:paragraph-rsid="0031ad6c"/>
    </style:style>
    <style:style style:name="P51" style:family="paragraph" style:parent-style-name="Standard">
      <style:text-properties officeooo:paragraph-rsid="00328e7a"/>
    </style:style>
    <style:style style:name="P52" style:family="paragraph" style:parent-style-name="Standard">
      <style:text-properties officeooo:paragraph-rsid="0034ab6c"/>
    </style:style>
    <style:style style:name="P53" style:family="paragraph" style:parent-style-name="Standard">
      <style:text-properties officeooo:paragraph-rsid="0034d10c"/>
    </style:style>
    <style:style style:name="P54" style:family="paragraph" style:parent-style-name="Standard">
      <style:text-properties officeooo:paragraph-rsid="003711dc"/>
    </style:style>
    <style:style style:name="P55" style:family="paragraph" style:parent-style-name="Standard">
      <style:text-properties officeooo:paragraph-rsid="0038ea4c"/>
    </style:style>
    <style:style style:name="P56" style:family="paragraph" style:parent-style-name="Standard">
      <style:text-properties officeooo:paragraph-rsid="003a2014"/>
    </style:style>
    <style:style style:name="P57" style:family="paragraph" style:parent-style-name="Standard">
      <style:text-properties officeooo:paragraph-rsid="003a264b"/>
    </style:style>
    <style:style style:name="P58" style:family="paragraph" style:parent-style-name="Standard">
      <style:text-properties officeooo:paragraph-rsid="003c7734"/>
    </style:style>
    <style:style style:name="P59" style:family="paragraph" style:parent-style-name="Standard">
      <style:text-properties officeooo:paragraph-rsid="003c783f"/>
    </style:style>
    <style:style style:name="P60" style:family="paragraph" style:parent-style-name="Standard">
      <style:text-properties officeooo:paragraph-rsid="003c895a"/>
    </style:style>
    <style:style style:name="P61" style:family="paragraph" style:parent-style-name="Standard">
      <style:text-properties officeooo:paragraph-rsid="003e7117"/>
    </style:style>
    <style:style style:name="P62" style:family="paragraph" style:parent-style-name="Standard">
      <style:text-properties officeooo:paragraph-rsid="003fa293"/>
    </style:style>
    <style:style style:name="P63" style:family="paragraph" style:parent-style-name="Preformatted_20_Text">
      <style:text-properties officeooo:paragraph-rsid="0018660d"/>
    </style:style>
    <style:style style:name="T1" style:family="text">
      <style:text-properties officeooo:rsid="0018660d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8660d"/>
    </style:style>
    <style:style style:name="T4" style:family="text">
      <style:text-properties fo:language="ru" fo:country="RU" officeooo:rsid="00187a24"/>
    </style:style>
    <style:style style:name="T5" style:family="text">
      <style:text-properties fo:language="ru" fo:country="RU" officeooo:rsid="00194e4a"/>
    </style:style>
    <style:style style:name="T6" style:family="text">
      <style:text-properties fo:language="ru" fo:country="RU" officeooo:rsid="001b0fe3"/>
    </style:style>
    <style:style style:name="T7" style:family="text">
      <style:text-properties fo:language="ru" fo:country="RU" officeooo:rsid="001ca5be"/>
    </style:style>
    <style:style style:name="T8" style:family="text">
      <style:text-properties fo:language="ru" fo:country="RU" officeooo:rsid="001d1bd9"/>
    </style:style>
    <style:style style:name="T9" style:family="text">
      <style:text-properties fo:language="ru" fo:country="RU" fo:font-weight="bold" officeooo:rsid="00227e29" style:font-weight-asian="bold" style:font-weight-complex="bold"/>
    </style:style>
    <style:style style:name="T10" style:family="text">
      <style:text-properties fo:language="ru" fo:country="RU" fo:font-weight="normal" officeooo:rsid="001d1bd9" style:font-weight-asian="normal" style:font-weight-complex="normal"/>
    </style:style>
    <style:style style:name="T11" style:family="text">
      <style:text-properties fo:language="ru" fo:country="RU" fo:font-weight="normal" officeooo:rsid="0018660d" style:font-weight-asian="normal" style:font-weight-complex="normal"/>
    </style:style>
    <style:style style:name="T12" style:family="text">
      <style:text-properties fo:language="ru" fo:country="RU" fo:font-weight="normal" officeooo:rsid="001b0fe3" style:font-weight-asian="normal" style:font-weight-complex="normal"/>
    </style:style>
    <style:style style:name="T13" style:family="text">
      <style:text-properties fo:language="ru" fo:country="RU" fo:font-weight="normal" officeooo:rsid="001dc4c1" style:font-weight-asian="normal" style:font-weight-complex="normal"/>
    </style:style>
    <style:style style:name="T14" style:family="text">
      <style:text-properties fo:language="ru" fo:country="RU" officeooo:rsid="001e6b8b"/>
    </style:style>
    <style:style style:name="T15" style:family="text">
      <style:text-properties fo:language="ru" fo:country="RU" officeooo:rsid="001f2419"/>
    </style:style>
    <style:style style:name="T16" style:family="text">
      <style:text-properties fo:language="ru" fo:country="RU" officeooo:rsid="001f3264"/>
    </style:style>
    <style:style style:name="T17" style:family="text">
      <style:text-properties fo:language="ru" fo:country="RU" officeooo:rsid="00201333"/>
    </style:style>
    <style:style style:name="T18" style:family="text">
      <style:text-properties fo:language="ru" fo:country="RU" officeooo:rsid="0020daf9"/>
    </style:style>
    <style:style style:name="T19" style:family="text">
      <style:text-properties fo:language="ru" fo:country="RU" officeooo:rsid="0021ddb5"/>
    </style:style>
    <style:style style:name="T20" style:family="text">
      <style:text-properties fo:language="ru" fo:country="RU" officeooo:rsid="002257fe"/>
    </style:style>
    <style:style style:name="T21" style:family="text">
      <style:text-properties fo:language="ru" fo:country="RU" officeooo:rsid="00227e29"/>
    </style:style>
    <style:style style:name="T22" style:family="text">
      <style:text-properties fo:language="ru" fo:country="RU" officeooo:rsid="00270aeb"/>
    </style:style>
    <style:style style:name="T23" style:family="text">
      <style:text-properties fo:language="ru" fo:country="RU" officeooo:rsid="002a9a4d"/>
    </style:style>
    <style:style style:name="T24" style:family="text">
      <style:text-properties fo:language="ru" fo:country="RU" officeooo:rsid="002c1ce7"/>
    </style:style>
    <style:style style:name="T25" style:family="text">
      <style:text-properties fo:language="ru" fo:country="RU" officeooo:rsid="002c9dad"/>
    </style:style>
    <style:style style:name="T26" style:family="text">
      <style:text-properties fo:language="ru" fo:country="RU" officeooo:rsid="002caf1f"/>
    </style:style>
    <style:style style:name="T27" style:family="text">
      <style:text-properties fo:language="ru" fo:country="RU" officeooo:rsid="002d1366"/>
    </style:style>
    <style:style style:name="T28" style:family="text">
      <style:text-properties fo:language="ru" fo:country="RU" officeooo:rsid="002fca41"/>
    </style:style>
    <style:style style:name="T29" style:family="text">
      <style:text-properties fo:language="ru" fo:country="RU" officeooo:rsid="0030e355"/>
    </style:style>
    <style:style style:name="T30" style:family="text">
      <style:text-properties fo:language="ru" fo:country="RU" officeooo:rsid="00328e7a"/>
    </style:style>
    <style:style style:name="T31" style:family="text">
      <style:text-properties fo:language="ru" fo:country="RU" officeooo:rsid="0034ab6c"/>
    </style:style>
    <style:style style:name="T32" style:family="text">
      <style:text-properties fo:language="ru" fo:country="RU" officeooo:rsid="0034d10c"/>
    </style:style>
    <style:style style:name="T33" style:family="text">
      <style:text-properties fo:language="ru" fo:country="RU" officeooo:rsid="003711dc"/>
    </style:style>
    <style:style style:name="T34" style:family="text">
      <style:text-properties fo:language="ru" fo:country="RU" officeooo:rsid="0038ea4c"/>
    </style:style>
    <style:style style:name="T35" style:family="text">
      <style:text-properties fo:language="ru" fo:country="RU" officeooo:rsid="003a2014"/>
    </style:style>
    <style:style style:name="T36" style:family="text">
      <style:text-properties fo:language="ru" fo:country="RU" officeooo:rsid="003a264b"/>
    </style:style>
    <style:style style:name="T37" style:family="text">
      <style:text-properties fo:language="ru" fo:country="RU" officeooo:rsid="003a80b8"/>
    </style:style>
    <style:style style:name="T38" style:family="text">
      <style:text-properties fo:language="ru" fo:country="RU" officeooo:rsid="003c7734"/>
    </style:style>
    <style:style style:name="T39" style:family="text">
      <style:text-properties fo:language="ru" fo:country="RU" officeooo:rsid="003c783f"/>
    </style:style>
    <style:style style:name="T40" style:family="text">
      <style:text-properties fo:language="ru" fo:country="RU" officeooo:rsid="003c895a"/>
    </style:style>
    <style:style style:name="T41" style:family="text">
      <style:text-properties fo:language="ru" fo:country="RU" officeooo:rsid="003e7117"/>
    </style:style>
    <style:style style:name="T42" style:family="text">
      <style:text-properties fo:language="ru" fo:country="RU" officeooo:rsid="003fa293"/>
    </style:style>
    <style:style style:name="T43" style:family="text">
      <style:text-properties officeooo:rsid="0018660d" style:font-size-asian="10.5pt"/>
    </style:style>
    <style:style style:name="T44" style:family="text">
      <style:text-properties officeooo:rsid="00187a24"/>
    </style:style>
    <style:style style:name="T45" style:family="text">
      <style:text-properties officeooo:rsid="00194e4a"/>
    </style:style>
    <style:style style:name="T46" style:family="text">
      <style:text-properties officeooo:rsid="001b0fe3"/>
    </style:style>
    <style:style style:name="T47" style:family="text">
      <style:text-properties officeooo:rsid="001ca5be"/>
    </style:style>
    <style:style style:name="T48" style:family="text">
      <style:text-properties officeooo:rsid="001e6b8b"/>
    </style:style>
    <style:style style:name="T49" style:family="text">
      <style:text-properties officeooo:rsid="001f2419"/>
    </style:style>
    <style:style style:name="T50" style:family="text">
      <style:text-properties officeooo:rsid="00201333"/>
    </style:style>
    <style:style style:name="T51" style:family="text">
      <style:text-properties officeooo:rsid="0021ddb5"/>
    </style:style>
    <style:style style:name="T52" style:family="text">
      <style:text-properties officeooo:rsid="002257fe"/>
    </style:style>
    <style:style style:name="T53" style:family="text">
      <style:text-properties officeooo:rsid="002572eb"/>
    </style:style>
    <style:style style:name="T54" style:family="text">
      <style:text-properties officeooo:rsid="00270aeb"/>
    </style:style>
    <style:style style:name="T55" style:family="text">
      <style:text-properties officeooo:rsid="0027faed"/>
    </style:style>
    <style:style style:name="T56" style:family="text">
      <style:text-properties officeooo:rsid="0029f81d"/>
    </style:style>
    <style:style style:name="T57" style:family="text">
      <style:text-properties officeooo:rsid="002a9a4d"/>
    </style:style>
    <style:style style:name="T58" style:family="text">
      <style:text-properties fo:language="en" fo:country="US" officeooo:rsid="002caf1f"/>
    </style:style>
    <style:style style:name="T59" style:family="text">
      <style:text-properties fo:language="en" fo:country="US" officeooo:rsid="0030e355"/>
    </style:style>
    <style:style style:name="T60" style:family="text">
      <style:text-properties fo:language="en" fo:country="US" fo:font-weight="bold" officeooo:rsid="00227e29" style:font-weight-asian="bold" style:font-weight-complex="bold"/>
    </style:style>
    <style:style style:name="T61" style:family="text">
      <style:text-properties fo:language="en" fo:country="US" officeooo:rsid="0038ea4c"/>
    </style:style>
    <style:style style:name="T62" style:family="text">
      <style:text-properties officeooo:rsid="0031ad6c"/>
    </style:style>
    <style:style style:name="T63" style:family="text">
      <style:text-properties officeooo:rsid="00328e7a"/>
    </style:style>
    <style:style style:name="T64" style:family="text">
      <style:text-properties officeooo:rsid="0034ab6c"/>
    </style:style>
    <style:style style:name="T65" style:family="text">
      <style:text-properties officeooo:rsid="0034d10c"/>
    </style:style>
    <style:style style:name="T66" style:family="text">
      <style:text-properties officeooo:rsid="003711dc"/>
    </style:style>
    <style:style style:name="T67" style:family="text">
      <style:text-properties officeooo:rsid="0038ea4c"/>
    </style:style>
    <style:style style:name="T68" style:family="text">
      <style:text-properties officeooo:rsid="003a2014"/>
    </style:style>
    <style:style style:name="T69" style:family="text">
      <style:text-properties officeooo:rsid="003c7734"/>
    </style:style>
    <style:style style:name="T70" style:family="text">
      <style:text-properties officeooo:rsid="003c89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3"/></text:p>
      <text:p text:style-name="P2"><text:span text:style-name="T43">Описание реализации</text:span><text:span text:style-name="T1"> потока Beep thread.</text:span></text:p>
      <text:p text:style-name="P2"><text:span text:style-name="T1"/></text:p>
      <text:p text:style-name="P5"><text:span text:style-name="T46">Аппаратные ресурсы, задействованные в реализации:</text:span></text:p>
      <text:p text:style-name="P30"><text:span text:style-name="T6">TIM2, </text:span><text:span text:style-name="T46">TIM2_IRQn (13, 1), GPIOA (1).</text:span></text:p>
      <text:p text:style-name="P5"><text:span text:style-name="T46"/></text:p>
      <text:p text:style-name="P2"><text:span text:style-name="T1">Реализация потока содержит аппаратно зависимую часть и часть не зависящею от аппаратуры. Реализация представлена четырьмя файлами: .c <text:s/>и .h для части зависящей от аппаратуры и .c <text:s/>и .h для <text:s/>части не зависящей от аппаратуры. </text:span></text:p>
      <text:p text:style-name="P9"><text:span text:style-name="T50"/></text:p>
      <text:p text:style-name="P9"><text:span text:style-name="T50">Файлы реализации:</text:span></text:p>
      <text:p text:style-name="P2"><text:span text:style-name="T1">Beep_Drv.h и Beep_Drv.c</text:span></text:p>
      <text:p text:style-name="P2"><text:span text:style-name="T1">Beep_Task.h и Beep_Task.c</text:span></text:p>
      <text:p text:style-name="P2"><text:span text:style-name="T1"/></text:p>
      <text:p text:style-name="P5"><text:span text:style-name="T46">Аппаратно-независимая часть</text:span><text:span text:style-name="T1">.</text:span></text:p>
      <text:p text:style-name="P2"><text:span text:style-name="T1"/></text:p>
      <text:p text:style-name="P4"><text:span text:style-name="T1">Beep_Task.h</text:span><text:span text:style-name="T45">.</text:span></text:p>
      <text:p text:style-name="P4"><text:span text:style-name="T45"/></text:p>
      <text:p text:style-name="P2"><text:span text:style-name="T1">Beep_Task.h содержит объявление функции потока void vBeepTask(void *pvParameters), которая необходима при создании потока в функции Create_OS_Objects() (main.c).</text:span></text:p>
      <text:p text:style-name="P1"><text:span text:style-name="T1"/></text:p>
      <text:p text:style-name="P3"><text:span text:style-name="T1">Beep_Task.c</text:span><text:span text:style-name="T44">.</text:span></text:p>
      <text:p text:style-name="P3"><text:span text:style-name="T44"/></text:p>
      <text:p text:style-name="P29"><text:span text:style-name="T3">Beep_Task.c </text:span><text:span text:style-name="T4">включает хедеры </text:span><text:span text:style-name="T44">Beep_Task.h (определение функции </text:span><text:span text:style-name="T1">vBeepTask</text:span><text:span text:style-name="T44">), </text:span><text:span text:style-name="T4">Beep_Drv.h (определение аппаратно-зависимых функций) </text:span><text:span text:style-name="T5">и CommonDefines.h (для взаимодействия с FreeRTOS).</text:span></text:p>
      <text:p text:style-name="P29"><text:span text:style-name="T4"><text:s/></text:span></text:p>
      <text:p text:style-name="P2"><text:span text:style-name="T1">Beep_Task.c содержит в себе описание функции потока <text:s/>Beep thread - <text:s/>vBeepTask. </text:span></text:p>
      <text:p text:style-name="P2"><text:span text:style-name="T1"/></text:p>
      <text:p text:style-name="P32"><text:span text:style-name="T2">vBeepTask() </text:span><text:span text:style-name="T3">инициализирует аппаратуру </text:span><text:span text:style-name="T4">посредством</text:span><text:span text:style-name="T3"> вызова функции InitBeep(), которая будет описана ниже, и становится в бесконечный цикл ожидания сообщений от других потоков, посредством оператора while и вызова функции FreeRTOS xQueuePeek(), которая “усыпляет” поток до тех пор, пока не </text:span><text:span text:style-name="T4">придет</text:span><text:span text:style-name="T3"> сообщение </text:span><text:span text:style-name="T4">в очередь </text:span><text:span text:style-name="T44">qTo_Beep</text:span><text:span text:style-name="T3">. Когда какой-либо поток </text:span><text:span text:style-name="T4">пошлет </text:span><text:span text:style-name="T3">сообщение </text:span><text:span text:style-name="T4">в очередь qTo_Beep, <text:s/>FreeRTOS </text:span><text:span text:style-name="T3">“</text:span><text:span text:style-name="T4">пробуждает</text:span><text:span text:style-name="T3">” </text:span><text:span text:style-name="T4">поток и передает ему управление. <text:s/>x</text:span><text:span text:style-name="T3">queuePeek</text:span><text:span text:style-name="T4">() не извлекает сообщение из очереди. Затем вызывается функция xSemaphoreTake(), которая пытается захватить семафор, защищающий доступ к аппаратуре (о этом семафоре ниже), если удается захватить семафор, то xQueueReceive() извлекает сообщение из очереди <text:s/>qTo_Beep и функция Beep() настраивает аппаратуру </text:span><text:span text:style-name="T3">“</text:span><text:span text:style-name="T4">beepera</text:span><text:span text:style-name="T3">”, </text:span><text:span text:style-name="T4">согласно данным извлеченного сообщения, </text:span><text:span text:style-name="T8">если нет, то поток </text:span><text:span text:style-name="T3">“</text:span><text:span text:style-name="T8">засыпает</text:span><text:span text:style-name="T3">” </text:span><text:span text:style-name="T8">и ждет пока семафор не освободится (в обработчике прерывания).</text:span></text:p>
      <text:p text:style-name="P29"><text:span text:style-name="T4"/></text:p>
      <text:p text:style-name="P30"><text:span text:style-name="T6">Аппаратно-зависимая часть (</text:span><text:span text:style-name="T3">“</text:span><text:span text:style-name="T6">драйвер</text:span><text:span text:style-name="T3">“</text:span><text:span text:style-name="T6">)</text:span><text:span text:style-name="T3">.</text:span></text:p>
      <text:p text:style-name="P30"><text:span text:style-name="T3"/></text:p>
      <text:p text:style-name="P30"><text:span text:style-name="T3">Beep_Drv .h</text:span><text:span text:style-name="T5">.</text:span></text:p>
      <text:p text:style-name="P30"><text:span text:style-name="T5"/></text:p>
      <text:p text:style-name="P30"><text:span text:style-name="T3">Beep_Drv .h </text:span><text:span text:style-name="T5">включает хедер InterDefines.h (тут определены типы данных для сообщений).</text:span></text:p>
      <text:p text:style-name="P30"><text:span text:style-name="T5"/></text:p>
      <text:p text:style-name="P30"><text:span text:style-name="T3">Beep_Drv .h содержит объявление функци</text:span><text:span text:style-name="T6">й </text:span><text:span text:style-name="T46">InitBeep</text:span><text:span text:style-name="T6">() (инициализация оборудования, ответственного за </text:span><text:span text:style-name="T3">”</text:span><text:span text:style-name="T6">бипанье</text:span><text:span text:style-name="T3">” </text:span><text:span text:style-name="T6">), Beep() (перенастройка оборудования, согласно указанным </text:span><text:soft-page-break/><text:span text:style-name="T6">параметрам) и обновление глобальной переменной <text:s/>Num_T (ответственной за реализацию серии звуковых импульсов). Также включен хедер stm32f10x.h и объявления переменных для настройки и работы с аппаратурой.</text:span></text:p>
      <text:p text:style-name="P5"><text:span text:style-name="T1"/></text:p>
      <text:p text:style-name="P30"><text:span text:style-name="T3">Beep_Drv.c</text:span></text:p>
      <text:p text:style-name="P30"><text:span text:style-name="T6"/></text:p>
      <text:p text:style-name="P30"><text:span text:style-name="T3">Beep_Drv.c </text:span><text:span text:style-name="T4">ключает хедер </text:span><text:span text:style-name="T1">Beep_Drv.h </text:span><text:span text:style-name="T46">(</text:span><text:span text:style-name="T4">определение аппаратно-зависимых функций</text:span><text:span text:style-name="T46">).</text:span></text:p>
      <text:p text:style-name="P30"><text:span text:style-name="T46"/></text:p>
      <text:p text:style-name="P30"><text:span text:style-name="T3">Beep_Drv.c содержит в себе описание функци</text:span><text:span text:style-name="T6">й </text:span><text:span text:style-name="T46">InitBeep</text:span><text:span text:style-name="T6">() и <text:s/>Beep().</text:span></text:p>
      <text:p text:style-name="P3"><text:span text:style-name="T1"/></text:p>
      <text:p text:style-name="P3"><text:span text:style-name="T1">InitBeep().</text:span></text:p>
      <text:p text:style-name="P3"><text:span text:style-name="T1"/></text:p>
      <text:p text:style-name="P30"><text:span text:style-name="T6">InitBeep() разрешает тактирование таймера TIM2, настраивает его, настраивает NVIC на прерывание по TIM2, разрешает тактирование порта GPIOA и настраивает ножку PA1, с которой связана база транзистора, управляющего пьезоэлементом.</text:span></text:p>
      <text:p text:style-name="P30"><text:span text:style-name="T6"/></text:p>
      <text:p text:style-name="P6"><text:span text:style-name="T46">Beep().</text:span></text:p>
      <text:p text:style-name="P6"><text:span text:style-name="T46"/></text:p>
      <text:p text:style-name="P31"><text:span text:style-name="T6">Beep() </text:span><text:span text:style-name="T7">до настраивает таймер TIM2, согласно данным полученным из BeepParam (сообщение от других потоков), вычисляет значение глобальной переменной </text:span><text:span text:style-name="T47">Num_T</text:span><text:span text:style-name="T3">, </text:span><text:span text:style-name="T7">запускает TIM2 и разрешает прерывание.</text:span></text:p>
      <text:p text:style-name="P31"><text:span text:style-name="T7"/></text:p>
      <text:p text:style-name="P32"><text:span text:style-name="T8">Часть кода из файл</text:span><text:span text:style-name="T10">а </text:span><text:span text:style-name="Strong_20_Emphasis"><text:span text:style-name="T10">stm32f10x_it.c (обработчики прерываний):</text:span></text:span></text:p>
      <text:p text:style-name="P32"><text:span text:style-name="Strong_20_Emphasis"><text:span text:style-name="T10"/></text:span></text:p>
      <text:p text:style-name="P32"><text:span text:style-name="Strong_20_Emphasis"><text:span text:style-name="T10"/></text:span></text:p>
      <text:p text:style-name="P32"><text:span text:style-name="Strong_20_Emphasis"><text:span text:style-name="T10">Механизм защиты аппаратуры от одновременного доступа.</text:span></text:span></text:p>
      <text:p text:style-name="P32"><text:span text:style-name="Strong_20_Emphasis"><text:span text:style-name="T10"/></text:span></text:p>
      <text:p text:style-name="P33"><text:span text:style-name="Strong_20_Emphasis"><text:span text:style-name="T10">Поскольку пьезоэлемент один, то доступ к нему нужно контролировать. Пусть поток А посылает сообщение нашему потоку. FreeRTOS</text:span></text:span><text:span text:style-name="Strong_20_Emphasis"><text:span text:style-name="T11"> </text:span></text:span><text:span text:style-name="Strong_20_Emphasis"><text:span text:style-name="T10">будит наш поток, передавая управление функции </text:span></text:span><text:span text:style-name="Strong_20_Emphasis"><text:span text:style-name="T11">QueuePeek(). </text:span></text:span><text:span text:style-name="Strong_20_Emphasis"><text:span text:style-name="T10">Затем вызывается xSemaphoreTake(), которой удается захватить семафор, значит продолжаем выполнение дальше, извлекаем сообщение и передаем его функции </text:span></text:span><text:span text:style-name="Strong_20_Emphasis"><text:span text:style-name="T12">Beep</text:span></text:span><text:span text:style-name="Strong_20_Emphasis"><text:span text:style-name="T10">(). </text:span></text:span><text:span text:style-name="Strong_20_Emphasis"><text:span text:style-name="T12">Beep</text:span></text:span><text:span text:style-name="Strong_20_Emphasis"><text:span text:style-name="T10">() настраивает TIM2, и он начинает считать. Пока таймер не досчитал до конца (и не освободил семафор) другой поток Б (а может и этот же самый А) посылает новое сообщение нашему потоку. Если бы не было механизма защиты, то </text:span></text:span><text:span text:style-name="Strong_20_Emphasis"><text:span text:style-name="T12">Beep</text:span></text:span><text:span text:style-name="Strong_20_Emphasis"><text:span text:style-name="T10">() перенастроила бы TIM2, не дав ему досчитать предыдущие промежутки (насчет помежуткИ, смотри реализацию обработчика прерывания). </text:span></text:span><text:span text:style-name="Strong_20_Emphasis"><text:span text:style-name="T13">А в текущей реализации наш поток заснет, пока семафор не будет освобожден в обработчике прерывания, после того как </text:span></text:span><text:span text:style-name="Strong_20_Emphasis"><text:span text:style-name="T10">TIM2 </text:span></text:span><text:span text:style-name="Strong_20_Emphasis"><text:span text:style-name="T13">обслужит предыдущий запрос. </text:span></text:span></text:p>
      <text:p text:style-name="P33"><text:span text:style-name="Strong_20_Emphasis"><text:span text:style-name="T13"/></text:span></text:p>
      <text:p text:style-name="P33"><text:span text:style-name="Strong_20_Emphasis"><text:span text:style-name="T10"/></text:span></text:p>
      <text:p text:style-name="P7"><text:span text:style-name="T43">Описание реализации</text:span><text:span text:style-name="T1"> потока </text:span><text:span text:style-name="T48">Calc</text:span><text:span text:style-name="T1"> thread. </text:span><text:span text:style-name="T49">(вспомогательный поток)</text:span></text:p>
      <text:p text:style-name="P7"><text:span text:style-name="T1"/></text:p>
      <text:p text:style-name="P7"><text:span text:style-name="T46">Аппаратные ресурсы, задействованные в реализации:</text:span></text:p>
      <text:p text:style-name="P34"><text:span text:style-name="T48">none</text:span><text:span text:style-name="T46">.</text:span></text:p>
      <text:p text:style-name="P7"><text:span text:style-name="T46"/></text:p>
      <text:p text:style-name="P7"><text:span text:style-name="T1">Реализация потока содержит </text:span><text:span text:style-name="T1">аппаратно зависимую часть и часть не зависящею от аппаратуры. Реализация представлена четырьмя файлами: .c <text:s/>и .h для части зависящей от аппаратуры и .c <text:s/>и .h для <text:s/>части не зависящей от аппаратуры. </text:span></text:p>
      <text:p text:style-name="P7"><text:span text:style-name="T1"/></text:p>
      <text:p text:style-name="P9"><text:span text:style-name="T50">Файлы реализации:</text:span></text:p>
      <text:p text:style-name="P7"><text:soft-page-break/><text:span text:style-name="T48">Calc</text:span><text:span text:style-name="T1">_Drv.h и </text:span><text:span text:style-name="T48">Calc</text:span><text:span text:style-name="T1">_Drv.c</text:span></text:p>
      <text:p text:style-name="P7"><text:span text:style-name="T48">Calc</text:span><text:span text:style-name="T1">_Task.h и </text:span><text:span text:style-name="T48">Calc</text:span><text:span text:style-name="T1">_Task.c</text:span></text:p>
      <text:p text:style-name="P7"><text:span text:style-name="T1"/></text:p>
      <text:p text:style-name="P7"><text:span text:style-name="T46">Аппаратно-независимая часть</text:span><text:span text:style-name="T1">.</text:span></text:p>
      <text:p text:style-name="P7"><text:span text:style-name="T1"/></text:p>
      <text:p text:style-name="P7"><text:span text:style-name="T48">Calc</text:span><text:span text:style-name="T1">_Task.h</text:span><text:span text:style-name="T45">.</text:span></text:p>
      <text:p text:style-name="P7"><text:span text:style-name="T45"/></text:p>
      <text:p text:style-name="P34"><text:span text:style-name="T14">Calc</text:span><text:span text:style-name="T3">_Task.h содержит объявление функции потока </text:span><text:span text:style-name="T1">vCalcTask</text:span><text:span text:style-name="T3">, которая необходима при создании потока в функции Create_OS_Objects() (main.c).</text:span></text:p>
      <text:p text:style-name="P34"><text:span text:style-name="T1"/></text:p>
      <text:p text:style-name="P7"><text:span text:style-name="T48">Calc</text:span><text:span text:style-name="T1">_Task.c</text:span><text:span text:style-name="T44">.</text:span></text:p>
      <text:p text:style-name="P7"><text:span text:style-name="T44"/></text:p>
      <text:p text:style-name="P34"><text:span text:style-name="T14">Calc</text:span><text:span text:style-name="T3">_Task.c </text:span><text:span text:style-name="T4">включает хедеры </text:span><text:span text:style-name="T44">Calc_Task.h (определение функции </text:span><text:span text:style-name="T1">vCalcTask</text:span><text:span text:style-name="T44">), </text:span><text:span text:style-name="T4">Calc_Drv.h (определение аппаратно-зависимых функций) </text:span><text:span text:style-name="T5">и CommonDefines.h (для взаимодействия с FreeRTOS).</text:span></text:p>
      <text:p text:style-name="P34"><text:span text:style-name="T4"><text:s/></text:span></text:p>
      <text:p text:style-name="P34"><text:span text:style-name="T3">Beep_Task.c содержит в себе описание функции потока <text:s/></text:span><text:span text:style-name="T14">Calc</text:span><text:span text:style-name="T3"> thread - <text:s/></text:span><text:span text:style-name="T1">vCalcTask</text:span><text:span text:style-name="T3">. </text:span></text:p>
      <text:p text:style-name="P34"><text:span text:style-name="T3"/></text:p>
      <text:p text:style-name="P35"><text:span text:style-name="T18">v</text:span><text:span text:style-name="T3">calcTask</text:span><text:span text:style-name="T15">() реализует бесконечное <text:s/>ожидание сообщений от других потоков, посредством оператора while и xQueueReceive(), которая ожидает сообщений на очереди </text:span><text:span text:style-name="T49">queu_to_calc</text:span><text:span text:style-name="T15">. Как только сообщение было послано, нашему потоку, FreeRTOS нас будит и передает управление xQueueReceive(), которая извлекает сообщение-указатель, указывающий на буфер, данные которого необходимо обработать. После обработки данные передаются функции show_result() для отображения на экране. Более подробно об обработке данных и буфере смотри описание потока Measuring thread.</text:span></text:p>
      <text:p text:style-name="P35"><text:span text:style-name="T15"/></text:p>
      <text:p text:style-name="P35"><text:span text:style-name="T15">Посылка сообщений нашему потоку возможно только лишь если переменная lock_send_message_to_calc_thread равна нулю.</text:span></text:p>
      <text:p text:style-name="P35"><text:span text:style-name="T15"/></text:p>
      <text:p text:style-name="P35"><text:span text:style-name="T6">Аппаратно-зависимая часть (</text:span><text:span text:style-name="T15">лишь для терминологии, не содержит непосредственной работы с аппаратурой</text:span><text:span text:style-name="T6">)</text:span><text:span text:style-name="T3">.</text:span></text:p>
      <text:p text:style-name="P35"><text:span text:style-name="T3"/></text:p>
      <text:p text:style-name="P35"><text:span text:style-name="T16">Calc</text:span><text:span text:style-name="T3">_Drv .h</text:span><text:span text:style-name="T5">.</text:span></text:p>
      <text:p text:style-name="P35"><text:span text:style-name="T5"/></text:p>
      <text:p text:style-name="P36"><text:span text:style-name="T16">Calc</text:span><text:span text:style-name="T3">_Drv .h содержит объявление функци</text:span><text:span text:style-name="T6">й init_calc() (</text:span><text:span text:style-name="T16">заглушка</text:span><text:span text:style-name="T6">) </text:span><text:span text:style-name="T16">и </text:span><text:span text:style-name="T6"><text:s/>show_result() (</text:span><text:span text:style-name="T16">вывод на экран данных переданных через параметры функций</text:span><text:span text:style-name="T6">).</text:span></text:p>
      <text:p text:style-name="P8"><text:span text:style-name="T1"/></text:p>
      <text:p text:style-name="P36"><text:span text:style-name="T16">Calc</text:span><text:span text:style-name="T3">_Drv.c</text:span></text:p>
      <text:p text:style-name="P35"><text:span text:style-name="T6"/></text:p>
      <text:p text:style-name="P36"><text:span text:style-name="T16">Calc</text:span><text:span text:style-name="T3">_Drv.c </text:span><text:span text:style-name="T4">ключает хедер </text:span><text:span text:style-name="T16">Calc</text:span><text:span text:style-name="T1">_Drv.h </text:span><text:span text:style-name="T46">(</text:span><text:span text:style-name="T4">определение аппаратно-зависимых функций</text:span><text:span text:style-name="T46">).</text:span></text:p>
      <text:p text:style-name="P35"><text:span text:style-name="T46"/></text:p>
      <text:p text:style-name="P36"><text:span text:style-name="T16">Calc</text:span><text:span text:style-name="T3">_Drv.c содержит в себе описание функци</text:span><text:span text:style-name="T6">й init_calc(), <text:s/>show_result() </text:span><text:span text:style-name="T16">и обьявление внешней функции lcd_write() для вывода информации на экран.</text:span></text:p>
      <text:p text:style-name="P36"><text:span text:style-name="T16"/></text:p>
      <text:p text:style-name="P36"><text:span text:style-name="T6">show_result().</text:span></text:p>
      <text:p text:style-name="P36"><text:span text:style-name="T6"/></text:p>
      <text:p text:style-name="P36"><text:span text:style-name="T16">Создает форматированные строки, содержащие информацию о токах, напряжениях и мощностях, для вывода на LCD экран. Токи в мА, напряжения в В, мощности в мВт.</text:span></text:p>
      <text:p text:style-name="P36"><text:span text:style-name="T16"/></text:p>
      <text:p text:style-name="P36"><text:soft-page-break/><text:span text:style-name="T16">Это вспомогательный поток, задача которого является вывод мгновенных, не усредненных значений токов, напряжений и мощностей для визуального восприятия человеком.</text:span></text:p>
      <text:p text:style-name="P9"><text:span text:style-name="T43"/></text:p>
      <text:p text:style-name="P9"><text:span text:style-name="T43">Описание реализации</text:span><text:span text:style-name="T1"> потока </text:span><text:span text:style-name="T50">LCD</text:span><text:span text:style-name="T1"> thread.</text:span></text:p>
      <text:p text:style-name="P9"><text:span text:style-name="T1"/></text:p>
      <text:p text:style-name="P9"><text:span text:style-name="T46">Аппаратные ресурсы, задействованные в реализации:</text:span></text:p>
      <text:p text:style-name="P37"><text:span text:style-name="T50">GPIOC (12), GPIOB (5 - 10)</text:span><text:span text:style-name="T46">.</text:span></text:p>
      <text:p text:style-name="P9"><text:span text:style-name="T46"/></text:p>
      <text:p text:style-name="P9"><text:span text:style-name="T1">Реализация потока содержит </text:span><text:span text:style-name="T1">аппаратно зависимую часть и часть не зависящею от аппаратуры. Реализация представлена четырьмя файлами: .c <text:s/>и .h для части зависящей от аппаратуры и .c <text:s/>и .h для <text:s/>части не зависящей от аппаратуры. </text:span></text:p>
      <text:p text:style-name="P9"><text:span text:style-name="T1"/></text:p>
      <text:p text:style-name="P9"><text:span text:style-name="T50">Файлы реализации:</text:span></text:p>
      <text:p text:style-name="P9"><text:span text:style-name="T50">LCD</text:span><text:span text:style-name="T1">_Drv.h и </text:span><text:span text:style-name="T50">LCD</text:span><text:span text:style-name="T1">_Drv.c</text:span></text:p>
      <text:p text:style-name="P9"><text:span text:style-name="T50">LCD</text:span><text:span text:style-name="T1">_Task.h и </text:span><text:span text:style-name="T50">LCD</text:span><text:span text:style-name="T1">_Task.c</text:span></text:p>
      <text:p text:style-name="P12"><text:span text:style-name="T50">LCD_</text:span><text:span text:style-name="T52">Delay.s</text:span></text:p>
      <text:p text:style-name="P36"><text:span text:style-name="T16"><text:s/></text:span></text:p>
      <text:p text:style-name="P9"><text:span text:style-name="T46">Аппаратно-независимая часть</text:span><text:span text:style-name="T1">.</text:span></text:p>
      <text:p text:style-name="P9"><text:span text:style-name="T1"/></text:p>
      <text:p text:style-name="P10"><text:span text:style-name="T50">LCD</text:span><text:span text:style-name="T1">_Task.h</text:span><text:span text:style-name="T45">.</text:span></text:p>
      <text:p text:style-name="P9"><text:span text:style-name="T45"/></text:p>
      <text:p text:style-name="P10"><text:span text:style-name="T50">LCD</text:span><text:span text:style-name="T1">_Task.h содержит объявление функции потока v</text:span><text:span text:style-name="T50">LCD</text:span><text:span text:style-name="T1">Task, которая необходима при создании потока в функции Create_OS_Objects() (main.c).</text:span></text:p>
      <text:p text:style-name="P37"><text:span text:style-name="T1"/></text:p>
      <text:p text:style-name="P10"><text:span text:style-name="T50">LCD</text:span><text:span text:style-name="T1">_Task.c</text:span><text:span text:style-name="T44">.</text:span></text:p>
      <text:p text:style-name="P9"><text:span text:style-name="T44"/></text:p>
      <text:p text:style-name="P38"><text:span text:style-name="T17">LCD</text:span><text:span text:style-name="T3">_Task.c </text:span><text:span text:style-name="T4">включает хедеры </text:span><text:span text:style-name="T17">LCD</text:span><text:span text:style-name="T44">_Task.h (определение функции </text:span><text:span text:style-name="T1">v</text:span><text:span text:style-name="T17">LCD</text:span><text:span text:style-name="T1">Task</text:span><text:span text:style-name="T44">), </text:span><text:span text:style-name="T17">LCD</text:span><text:span text:style-name="T4">_Drv.h (определение аппаратно-зависимых функций),</text:span><text:span text:style-name="T5"> CommonDefines.h (для взаимодействия с FreeRTOS) </text:span><text:span text:style-name="T18">и InterDefines.h </text:span><text:span text:style-name="T5">(тут определены типы данных для сообщений</text:span><text:span text:style-name="T18">).</text:span></text:p>
      <text:p text:style-name="P37"><text:span text:style-name="T4"><text:s/></text:span></text:p>
      <text:p text:style-name="P10"><text:span text:style-name="T50">LCD</text:span><text:span text:style-name="T1">_Task.c содержит в себе описание функции потока <text:s/></text:span><text:span text:style-name="T50">LCD</text:span><text:span text:style-name="T1"> thread - <text:s/>v</text:span><text:span text:style-name="T50">LCD</text:span><text:span text:style-name="T1">Task</text:span><text:span text:style-name="T51">()</text:span><text:span text:style-name="T1">. </text:span></text:p>
      <text:p text:style-name="P36"><text:span text:style-name="T6"/></text:p>
      <text:p text:style-name="P39"><text:span text:style-name="T19">v</text:span><text:span text:style-name="T17">LCD</text:span><text:span text:style-name="T3">Task</text:span><text:span text:style-name="T19">() </text:span><text:span text:style-name="T3">инициализирует аппаратуру </text:span><text:span text:style-name="T4">посредством</text:span><text:span text:style-name="T3"> вызова функции Init</text:span><text:span text:style-name="T19">LCD</text:span><text:span text:style-name="T3">(), которая будет описана ниже, и становится в бесконечный цикл ожидания сообщений от других потоков, посредством оператора while и вызова функции FreeRTOS </text:span><text:span text:style-name="T1">xQueueReceive</text:span><text:span text:style-name="T51">()</text:span><text:span text:style-name="T15">, которая ожидает сообщений на очереди qM_to_LCD. </text:span><text:span text:style-name="T19">После поступления сообщения, оно извлекается из очереди и дальше, основываясь на ID_cmd, управлении передается одной из функций: SendString(), ShiftBlink(), ControlBlink().</text:span></text:p>
      <text:p text:style-name="P11"><text:span text:style-name="T1"/></text:p>
      <text:p text:style-name="P39"><text:span text:style-name="T6">Аппаратно-зависимая часть (</text:span><text:span text:style-name="T3">“</text:span><text:span text:style-name="T6">драйвер</text:span><text:span text:style-name="T3">“</text:span><text:span text:style-name="T6">)</text:span><text:span text:style-name="T3">.</text:span></text:p>
      <text:p text:style-name="P39"><text:span text:style-name="T3"/></text:p>
      <text:p text:style-name="P39"><text:span text:style-name="T17">LCD</text:span><text:span text:style-name="T3">_Drv .h</text:span><text:span text:style-name="T5">.</text:span></text:p>
      <text:p text:style-name="P39"><text:span text:style-name="T5"/></text:p>
      <text:p text:style-name="P39"><text:span text:style-name="T17">LCD</text:span><text:span text:style-name="T3">_Drv .h содержит объявление функци</text:span><text:span text:style-name="T6">й InitLCD() (</text:span><text:span text:style-name="T19">инициализация аппаратуры, связанной с LCD</text:span><text:span text:style-name="T6">),</text:span><text:span text:style-name="T16"> </text:span><text:span text:style-name="T6"><text:s/></text:span><text:span text:style-name="T19">SendString(), ShiftBlink(), ControlBlink(), ClearLCD()</text:span><text:span text:style-name="T6"> (</text:span><text:span text:style-name="T19">функции управления <text:s/>экраном и выводом на экран</text:span><text:span text:style-name="T6">), InitGPIO_LCD</text:span><text:span text:style-name="T19">(), SendFirstCommand() и Preinit_LCD() (ответственны за инициализацию аппаратуры), SendCommand(), SendData() и CreateSigmaPattern() (ответственны за низкоуровневые операции с LCD), Delay_asm() (функция-задержки, написанная на ассемблере, для реализации маленьких задержек, от 238 нс, при 72 МГц тактовой частоты) и </text:span><text:soft-page-break/><text:span text:style-name="T19">дефайны для функций, работающих с аппаратурой LCD.</text:span></text:p>
      <text:p text:style-name="P11"><text:span text:style-name="T1"/></text:p>
      <text:p text:style-name="P39"><text:span text:style-name="T17">LCD</text:span><text:span text:style-name="T3">_Drv.c</text:span></text:p>
      <text:p text:style-name="P39"><text:span text:style-name="T6"/></text:p>
      <text:p text:style-name="P39"><text:span text:style-name="T17">LCD</text:span><text:span text:style-name="T3">_Drv.c </text:span><text:span text:style-name="T19">в</text:span><text:span text:style-name="T4">ключает хедер </text:span><text:span text:style-name="T17">LCD</text:span><text:span text:style-name="T1">_Drv.h </text:span><text:span text:style-name="T46">(</text:span><text:span text:style-name="T4">определение аппаратно-зависимых функций</text:span><text:span text:style-name="T46">).</text:span></text:p>
      <text:p text:style-name="P39"><text:span text:style-name="T46"/></text:p>
      <text:p text:style-name="P40"><text:span text:style-name="T17">LCD</text:span><text:span text:style-name="T3">_Drv.c </text:span><text:span text:style-name="T20">реализует низко-уровненные функции для работы с LCD аппаратурой (библиотека LCD)</text:span><text:span text:style-name="T16">,</text:span><text:span text:style-name="T20"> функции инициализации LCD аппаратуры и функции, представляющие интерфейс драйвера ( SendString(), …).</text:span></text:p>
      <text:p text:style-name="P40"><text:span text:style-name="T20"/></text:p>
      <text:p text:style-name="P40"><text:span text:style-name="T20">CreateSigmaPattern(). </text:span></text:p>
      <text:p text:style-name="P40"><text:span text:style-name="T20"/></text:p>
      <text:p text:style-name="P40"><text:span text:style-name="T20">Функция CreateSigmaPattern() создат в памяти LCD контроллера картинку символа, для отображения символа дисперсия.</text:span></text:p>
      <text:p text:style-name="P40"><text:span text:style-name="T20"/></text:p>
      <text:p text:style-name="P40"><text:span text:style-name="T20">Delay_asm().</text:span></text:p>
      <text:p text:style-name="P40"><text:span text:style-name="T20"/></text:p>
      <text:p text:style-name="P40"><text:span text:style-name="T20">Данная функция написана на ассемблере, для большой точности измерения временных интервалов (задержек), и для интереса :-).</text:span></text:p>
      <text:p text:style-name="P40"><text:span text:style-name="T20"/></text:p>
      <text:p text:style-name="P41"><text:span text:style-name="T9">Строка, указатель на которую приходит в сообщении, не должна быть расположена в стеке вызова функции, которая вызывается из любой функции-потока. Расположение в стеке возможно только, если поток, который посылает сообщение, имеет приоритет меньше чем приоритет у LCD thread.</text:span><text:span text:style-name="T21"> </text:span><text:span text:style-name="T9">(в таком случае LCD </text:span><text:span text:style-name="T60">thread</text:span><text:span text:style-name="T9"> получит управление сразу и указатель будет указывать на валидные данные</text:span><text:span text:style-name="T21">)</text:span></text:p>
      <text:p text:style-name="P41"><text:span text:style-name="T21"/></text:p>
      <text:p text:style-name="P13"><text:span text:style-name="T43">Описание реализации</text:span><text:span text:style-name="T1"> потока </text:span><text:span text:style-name="T53">Menu</text:span><text:span text:style-name="T1"> thread. </text:span></text:p>
      <text:p text:style-name="P13"><text:span text:style-name="T1"/></text:p>
      <text:p text:style-name="P13"><text:span text:style-name="T46">Аппаратные ресурсы, задействованные в реализации:</text:span></text:p>
      <text:p text:style-name="P53"><text:span text:style-name="T65">2kB SRAM</text:span><text:span text:style-name="T46">. </text:span><text:span text:style-name="T66">Must be rechecked.</text:span></text:p>
      <text:p text:style-name="P13"><text:span text:style-name="T46"/></text:p>
      <text:p text:style-name="P15"><text:span text:style-name="T1">Реализация потока содержит часть, </text:span><text:span text:style-name="T54">зависящею от FreeRTOS и аппаратуры</text:span><text:span text:style-name="T1"> и не зависящею </text:span><text:span text:style-name="T54">часть (меню)</text:span><text:span text:style-name="T1">. Реализация представлена четырьмя файлами: .c <text:s/>и .h для части зависящей <text:s/>и .c <text:s/>и .h для <text:s/>части не зависящей. </text:span></text:p>
      <text:p text:style-name="P15"><text:span text:style-name="T1"/></text:p>
      <text:p text:style-name="P15"><text:span text:style-name="T55">Упор делается на независимость реализации меню.</text:span></text:p>
      <text:p text:style-name="P13"><text:span text:style-name="T1"/></text:p>
      <text:p text:style-name="P13"><text:span text:style-name="T50">Файлы реализации:</text:span></text:p>
      <text:p text:style-name="P14"><text:span text:style-name="T54">Menu</text:span><text:span text:style-name="T1">_Drv.h и </text:span><text:span text:style-name="T54">Menu</text:span><text:span text:style-name="T1">_Drv.c</text:span></text:p>
      <text:p text:style-name="P14"><text:span text:style-name="T54">Menu</text:span><text:span text:style-name="T1">_Task.h и </text:span><text:span text:style-name="T54">Menu</text:span><text:span text:style-name="T1">_Task.c</text:span></text:p>
      <text:p text:style-name="P42"><text:span text:style-name="T16"><text:s/></text:span></text:p>
      <text:p text:style-name="P14"><text:span text:style-name="T55">З</text:span><text:span text:style-name="T54">ависящая </text:span><text:span text:style-name="T55">часть</text:span><text:span text:style-name="T1">.</text:span></text:p>
      <text:p text:style-name="P13"><text:span text:style-name="T1"/></text:p>
      <text:p text:style-name="P14"><text:span text:style-name="T54">Menu</text:span><text:span text:style-name="T1">_Task.h</text:span><text:span text:style-name="T45">.</text:span></text:p>
      <text:p text:style-name="P13"><text:span text:style-name="T45"/></text:p>
      <text:p text:style-name="P14"><text:span text:style-name="T54">Menu</text:span><text:span text:style-name="T1">_Task.h содержит объявление функции потока v</text:span><text:span text:style-name="T54">M</text:span><text:span text:style-name="T1">Task, которая необходима при создании потока в функции Create_OS_Objects() (main.c), </text:span><text:span text:style-name="T54">и объявление аппаратно-зависимых функций.</text:span></text:p>
      <text:p text:style-name="P42"><text:span text:style-name="T1"/></text:p>
      <text:p text:style-name="P14"><text:span text:style-name="T54">Menu</text:span><text:span text:style-name="T1">_Task.c</text:span><text:span text:style-name="T44">.</text:span></text:p>
      <text:p text:style-name="P13"><text:soft-page-break/><text:span text:style-name="T44"/></text:p>
      <text:p text:style-name="P43"><text:span text:style-name="T22">Menu</text:span><text:span text:style-name="T3">_Task.c </text:span><text:span text:style-name="T4">включает хедеры </text:span><text:span text:style-name="T22">Menu</text:span><text:span text:style-name="T44">_Task.h (определение функции </text:span><text:span text:style-name="T1">v</text:span><text:span text:style-name="T22">M</text:span><text:span text:style-name="T1">Task</text:span><text:span text:style-name="T44">), </text:span><text:span text:style-name="T22">Menu</text:span><text:span text:style-name="T4">_Drv.h (определение аппаратно-зависимых функций),</text:span><text:span text:style-name="T5"> CommonDefines.h (для взаимодействия с FreeRTOS) </text:span><text:span text:style-name="T18">и InterDefines.h </text:span><text:span text:style-name="T5">(тут определены типы данных для сообщений</text:span><text:span text:style-name="T18">).</text:span></text:p>
      <text:p text:style-name="P42"><text:span text:style-name="T4"><text:s/></text:span></text:p>
      <text:p text:style-name="P16"><text:span text:style-name="T50">LCD</text:span><text:span text:style-name="T1">_Task.c содержит в себе описание функции потока <text:s/></text:span><text:span text:style-name="T55">Menu</text:span><text:span text:style-name="T1"> thread - <text:s/>v</text:span><text:span text:style-name="T54">M</text:span><text:span text:style-name="T1">Task</text:span><text:span text:style-name="T51">() </text:span><text:span text:style-name="T56"><text:s/>и реализацию </text:span><text:span text:style-name="T54">аппаратно-зависимых функций</text:span><text:span text:style-name="T1">. </text:span></text:p>
      <text:p text:style-name="P16"><text:span text:style-name="T1"/></text:p>
      <text:p text:style-name="P16"><text:span text:style-name="T57">V</text:span><text:span text:style-name="T54">M</text:span><text:span text:style-name="T1">Task</text:span><text:span text:style-name="T56">(). </text:span></text:p>
      <text:p text:style-name="P16"><text:span text:style-name="T56"/></text:p>
      <text:p text:style-name="P44"><text:span text:style-name="T23">V</text:span><text:span text:style-name="T22">M</text:span><text:span text:style-name="T3">Task</text:span><text:span text:style-name="T23">() инициализирует, посредством функции </text:span><text:span text:style-name="T57">InitView(),</text:span><text:span text:style-name="T23"> первоначальное самостояние меню, а значит и всего генератора-измерителя, </text:span><text:span text:style-name="T3">и становится в бесконечный цикл ожидания сообщений от других потоков, посредством оператора while и вызова функции FreeRTOS xQueueReceive</text:span><text:span text:style-name="T19">()</text:span><text:span text:style-name="T15">, которая ожидает сообщений на очереди qPB_to_M. </text:span><text:span text:style-name="T23">После прихода сообщения, оно передается функции PrepareMesg(), которая извлекает из него необходимую информацию (тип клавиатуры, код клавиши и тип события ). Затем эта информация передается state-machine, реализующей меню MenuStateMach().</text:span></text:p>
      <text:p text:style-name="P44"><text:span text:style-name="T23"/></text:p>
      <text:p text:style-name="P17"><text:span text:style-name="T57">ChangeChar().</text:span></text:p>
      <text:p text:style-name="P17"><text:span text:style-name="T57"/></text:p>
      <text:p text:style-name="P17"><text:span text:style-name="T57">Функция ChangeChar() меняет символ 'ъ' на символ, код которого равен 0xFF, и который будет отображен контроллером LCD, как символ дисперсии. (предварительно он туда загружен функцией </text:span><text:span text:style-name="T52">CreateSigmaPattern</text:span><text:span text:style-name="T57">()). </text:span></text:p>
      <text:p text:style-name="P17"><text:span text:style-name="T57"/></text:p>
      <text:p text:style-name="P18"><text:span text:style-name="T57">Строка, указатель на которую передается в функцию ChangeChar(), не может располагаться в Flash-памяти, то есть быть const-антной, поскольку функция <text:s/>меняет значение строки. Располагайте или в стеке или в куче. На счет кучи в данном проекте смотрите дальше.</text:span></text:p>
      <text:p text:style-name="P40"><text:span text:style-name="T20"/></text:p>
      <text:p text:style-name="P45"><text:span text:style-name="T24">Не </text:span><text:span text:style-name="T6">завис</text:span><text:span text:style-name="T24">ящая</text:span><text:span text:style-name="T6"> часть</text:span><text:span text:style-name="T3">.</text:span></text:p>
      <text:p text:style-name="P45"><text:span text:style-name="T3"/></text:p>
      <text:p text:style-name="P45"><text:span text:style-name="T23">Menu</text:span><text:span text:style-name="T3">_Drv .h</text:span><text:span text:style-name="T5">.</text:span></text:p>
      <text:p text:style-name="P45"><text:span text:style-name="T5"/></text:p>
      <text:p text:style-name="P45"><text:span text:style-name="T23">Menu</text:span><text:span text:style-name="T3">_Drv .h содержит объявление функци</text:span><text:span text:style-name="T6">й InitView() (</text:span><text:span text:style-name="T19">инициализация </text:span><text:span text:style-name="T24">состояния меню</text:span><text:span text:style-name="T6">),</text:span><text:span text:style-name="T16"> </text:span><text:span text:style-name="T6"><text:s/>MenuStateMach</text:span><text:span text:style-name="T19">()</text:span><text:span text:style-name="T6"> (</text:span><text:span text:style-name="T24">state-machine меню</text:span><text:span text:style-name="T6">), Switch_to_EditMode</text:span><text:span text:style-name="T19">(), EditParam() и ReDrawParam() , ReDrawZeroRow(), <text:s/>re_draw_body() (</text:span><text:span text:style-name="T24">внутренние функции state-machine меню</text:span><text:span text:style-name="T19">), </text:span><text:span text:style-name="T24">объявление структур sParam, sSignalParam и sChannel (ответсвенны за реализацию state-machine меню)</text:span><text:span text:style-name="T19">, </text:span><text:span text:style-name="T24">определение перемнных этих и других типов.</text:span></text:p>
      <text:p text:style-name="P19"><text:span text:style-name="T1"/></text:p>
      <text:p text:style-name="P45"><text:span text:style-name="T23">Menu</text:span><text:span text:style-name="T3">_Drv.c</text:span></text:p>
      <text:p text:style-name="P45"><text:span text:style-name="T6"/></text:p>
      <text:p text:style-name="P45"><text:span text:style-name="T23">Menu</text:span><text:span text:style-name="T3">_Drv.c </text:span><text:span text:style-name="T19">в</text:span><text:span text:style-name="T4">ключает хедер </text:span><text:span text:style-name="T23">Menu</text:span><text:span text:style-name="T1">_Drv.h </text:span><text:span text:style-name="T46">(</text:span><text:span text:style-name="T4">определение аппаратно-зависимых функций</text:span><text:span text:style-name="T46">).</text:span></text:p>
      <text:p text:style-name="P45"><text:span text:style-name="T46"/></text:p>
      <text:p text:style-name="P45"><text:span text:style-name="T23">Menu</text:span><text:span text:style-name="T3">_Drv.c </text:span><text:span text:style-name="T25">реализуте функции InitView(), MenuStateMach(), Switch_to_EditMode(), EditParam(), ReDrawParam(), ReDrawZeroRow() и re_draw_body() и определяет строки-константы для отображения меню на экране.</text:span></text:p>
      <text:p text:style-name="P45"><text:span text:style-name="T25"/></text:p>
      <text:p text:style-name="P45"><text:span text:style-name="T25"/></text:p>
      <text:p text:style-name="P46"><text:span text:style-name="T25">InitView(). </text:span></text:p>
      <text:p text:style-name="P46"><text:soft-page-break/><text:span text:style-name="T25">InitView() устанавливает текущий канал 1:</text:span></text:p>
      <text:p text:style-name="P46"><text:span text:style-name="T25"/></text:p>
      <text:p text:style-name="P46"><text:span text:style-name="T25"><text:tab/>CurChannel = 0;</text:span></text:p>
      <text:p text:style-name="P46"><text:span text:style-name="T25"/></text:p>
      <text:p text:style-name="P46"><text:span text:style-name="T25">режим редактирования выключен:</text:span></text:p>
      <text:p text:style-name="P46"><text:span text:style-name="T25"/></text:p>
      <text:p text:style-name="P46"><text:span text:style-name="T25"><text:tab/>EditMode = 0;</text:span></text:p>
      <text:p text:style-name="P46"><text:span text:style-name="T25"/></text:p>
      <text:p text:style-name="P46"><text:span text:style-name="T25">режим измерения включен:</text:span></text:p>
      <text:p text:style-name="P46"><text:span text:style-name="T25"/></text:p>
      <text:p text:style-name="P46"><text:span text:style-name="T25"><text:tab/>is_meas_mode = 1;</text:span></text:p>
      <text:p text:style-name="P46"><text:span text:style-name="T25"/></text:p>
      <text:p text:style-name="P46"><text:span text:style-name="T25">Заполнят поля массива структур Channel, для каждого канала задает сигналы, их параметры (доступность, значения) и другую вспомогательную информацию.</text:span></text:p>
      <text:p text:style-name="P46"><text:span text:style-name="T25"/></text:p>
      <text:p text:style-name="P47"><text:span text:style-name="T26">Затем перерисовывает верхнюю строку (ReDrawZeroRow()) и остальные строки (re_draw_body()) LCD экрана, выключает мигание курсора blink_control(), посылает сообщения <text:s/>потоку, ответственному за генерацию сигналов (</text:span><text:span text:style-name="T58">Oscillation</text:span><text:span text:style-name="T26"> </text:span><text:span text:style-name="T58">thread</text:span><text:span text:style-name="T26">), о необходимости настроить каналы на генерацию, заданных выше сигналов (preInitDAC()) и включает измерения (посылает сообщение потоку </text:span><text:span text:style-name="T58">Measuring</text:span><text:span text:style-name="T26"> thread, ответственному за измерения) (meas_control()).</text:span></text:p>
      <text:p text:style-name="P47"><text:span text:style-name="T26"/></text:p>
      <text:p text:style-name="P47"><text:span text:style-name="T26">MenuStateMach().</text:span></text:p>
      <text:p text:style-name="P47"><text:span text:style-name="T26"/></text:p>
      <text:p text:style-name="P48"><text:span text:style-name="T26">Каждый раз, когда Poliing button thread посылает сообщение нашему потоку, сообщая таким образом, что произошло какое-то событие с клавиатурой, вызывается функция MenuStateMach(), которая управляет состоянием меню. Первым делом она прекращает свое дальнейшее выполнение, если меню (а значит и весь генератор), находится в режиме измерений и текущее событие не является событием о нажатии кнопок '+' или '-'. Затем идет switch по номеру кнопки, для которой пришло сообщение</text:span><text:span text:style-name="T25">. </text:span><text:span text:style-name="T28">Для к</text:span><text:span text:style-name="T26">ноп</text:span><text:span text:style-name="T28">о</text:span><text:span text:style-name="T26">к</text:span><text:span text:style-name="T27"> </text:span><text:span text:style-name="T26">с код</text:span><text:span text:style-name="T27">а</text:span><text:span text:style-name="T26">м</text:span><text:span text:style-name="T27">и</text:span><text:span text:style-name="T26"> </text:span><text:span text:style-name="T27">2-5</text:span><text:span text:style-name="T26"> </text:span><text:span text:style-name="T27">сперва выход</text:span><text:span text:style-name="T28">им</text:span><text:span text:style-name="T27"> из режима редактирования:</text:span></text:p>
      <text:p text:style-name="P48"><text:span text:style-name="T27"/></text:p>
      <text:p text:style-name="P48"><text:span text:style-name="T27">EditMode = 0;</text:span></text:p>
      <text:p text:style-name="P48"><text:span text:style-name="T27"/></text:p>
      <text:p text:style-name="P49"><text:span text:style-name="T27">, а затем вызыва</text:span><text:span text:style-name="T29">ем</text:span><text:span text:style-name="T27"> функцию Switch_to_EditMode(), с параметрами </text:span><text:span text:style-name="T28">соответствующими</text:span><text:span text:style-name="T27"> коду кнопки. </text:span><text:span text:style-name="T28">Для кнопок с кодом 6 и 7, в режиме редактирования — вызыва</text:span><text:span text:style-name="T29">ем</text:span><text:span text:style-name="T28"> функцию EditParam() с параметром, соответствующими коду, иначе — управля</text:span><text:span text:style-name="T29">ем</text:span><text:span text:style-name="T28"> режимом измерения (вкл./выкл. и изменение состояния переменной lock_send_message_to_calc_thread) (для кнопки с кодом 6); </text:span><text:span text:style-name="T29">посылаем сообщение потоку SD </text:span><text:span text:style-name="T59">writing</text:span><text:span text:style-name="T29"> thread. А он уже следит нужно ли включить запись и разрешить посылку сообщений себе или выключить и запретить посылку сообщений себе. (посредством переменной lock_send_message_to_sd_thread) </text:span><text:span text:style-name="T28">(для кнопки с кодом </text:span><text:span text:style-name="T29">7</text:span><text:span text:style-name="T28">).</text:span></text:p>
      <text:p text:style-name="P49"><text:span text:style-name="T28"/></text:p>
      <text:p text:style-name="P20"><text:span text:style-name="T43">Описание реализации</text:span><text:span text:style-name="T1"> потока </text:span><text:span text:style-name="T53">M</text:span><text:span text:style-name="T62">easuring</text:span><text:span text:style-name="T1"> thread. </text:span></text:p>
      <text:p text:style-name="P20"><text:span text:style-name="T1"/></text:p>
      <text:p text:style-name="P20"><text:span text:style-name="T46">Аппаратные ресурсы, задействованные в реализации:</text:span></text:p>
      <text:p text:style-name="P50"><text:span text:style-name="T62">DMA1 ch 1, GPIOC (0-3), <text:s/>ADC1 (10-13), ADC_ExternalTrigConv_T3_TRGO, ADC_DMA, DMA1_Channel1_IRQn, TIM3, T3_TRGO, </text:span><text:span text:style-name="T65">8kB SRAM</text:span><text:span text:style-name="T46">.</text:span></text:p>
      <text:p text:style-name="P20"><text:span text:style-name="T46"/></text:p>
      <text:p text:style-name="P20"><text:span text:style-name="T1">Реализация потока содержит аппаратно зависимую часть и часть не зависящею от аппаратуры. Реализация представлена четырьмя файлами: .c <text:s/>и .h для части зависящей от аппаратуры и .c <text:s/></text:span><text:soft-page-break/><text:span text:style-name="T1">и .h для <text:s/>части не зависящей от аппаратуры. </text:span></text:p>
      <text:p text:style-name="P20"><text:span text:style-name="T50"/></text:p>
      <text:p text:style-name="P20"><text:span text:style-name="T50">Файлы реализации:</text:span></text:p>
      <text:p text:style-name="P21"><text:span text:style-name="T63">Meas</text:span><text:span text:style-name="T1">_Drv.h и </text:span><text:span text:style-name="T63">Meas</text:span><text:span text:style-name="T1">_Drv.c</text:span></text:p>
      <text:p text:style-name="P21"><text:span text:style-name="T63">Meas</text:span><text:span text:style-name="T1">_Task.h и </text:span><text:span text:style-name="T63">Meas</text:span><text:span text:style-name="T1">_Task.c</text:span></text:p>
      <text:p text:style-name="P20"><text:span text:style-name="T1"/></text:p>
      <text:p text:style-name="P20"><text:span text:style-name="T46">Аппаратно-независимая часть</text:span><text:span text:style-name="T1">.</text:span></text:p>
      <text:p text:style-name="P20"><text:span text:style-name="T1"/></text:p>
      <text:p text:style-name="P21"><text:span text:style-name="T63">Meas</text:span><text:span text:style-name="T1">_Task.h</text:span><text:span text:style-name="T45">.</text:span></text:p>
      <text:p text:style-name="P20"><text:span text:style-name="T45"/></text:p>
      <text:p text:style-name="P51"><text:span text:style-name="T30">Meas</text:span><text:span text:style-name="T3">_Task.h содержит объявление функции потока </text:span><text:span text:style-name="T1">vMeasTask</text:span><text:span text:style-name="T63">()</text:span><text:span text:style-name="T3">, которая необходима при создании потока в функции Create_OS_Objects() (main.c)</text:span><text:span text:style-name="T22">.</text:span></text:p>
      <text:p text:style-name="P50"><text:span text:style-name="T1"/></text:p>
      <text:p text:style-name="P21"><text:span text:style-name="T63">Meas</text:span><text:span text:style-name="T1">_Task.c</text:span><text:span text:style-name="T44">.</text:span></text:p>
      <text:p text:style-name="P20"><text:span text:style-name="T44"/></text:p>
      <text:p text:style-name="P51"><text:span text:style-name="T30">Meas</text:span><text:span text:style-name="T3">_Task.c </text:span><text:span text:style-name="T4">включает хедеры </text:span><text:span text:style-name="T30">Meas</text:span><text:span text:style-name="T44">_Task.h (определение функции </text:span><text:span text:style-name="T1">vMeasTask</text:span><text:span text:style-name="T63">()</text:span><text:span text:style-name="T44">), </text:span><text:span text:style-name="T30">Meas</text:span><text:span text:style-name="T4">_Drv.h (определение аппаратно-зависимых функций),</text:span><text:span text:style-name="T5"> CommonDefines.h (для взаимодействия с FreeRTOS)</text:span><text:span text:style-name="T18">.</text:span></text:p>
      <text:p text:style-name="P50"><text:span text:style-name="T4"><text:s/></text:span></text:p>
      <text:p text:style-name="P22"><text:span text:style-name="T63">Meas</text:span><text:span text:style-name="T1">_Task.c содержит в себе описание функции потока <text:s/></text:span><text:span text:style-name="T63">Measuring</text:span><text:span text:style-name="T1"> thread - <text:s/>vMeasTask</text:span><text:span text:style-name="T51">()</text:span><text:span text:style-name="T1">.</text:span></text:p>
      <text:p text:style-name="P22"><text:span text:style-name="T1"/></text:p>
      <text:p text:style-name="P23"><text:span text:style-name="T64">v</text:span><text:span text:style-name="T1">measTask</text:span><text:span text:style-name="T51">()</text:span><text:span text:style-name="T1">.</text:span></text:p>
      <text:p text:style-name="P23"><text:span text:style-name="T1"/></text:p>
      <text:p text:style-name="P52"><text:span text:style-name="T31">Функция v</text:span><text:span text:style-name="T3">measTask</text:span><text:span text:style-name="T19">() </text:span><text:span text:style-name="T31">с</text:span><text:span text:style-name="T3">тановится в бесконечный цикл ожидания сообщений от других потоков, посредством оператора while и вызова функции FreeRTOS xQueueReceive</text:span><text:span text:style-name="T19">()</text:span><text:span text:style-name="T15">, которая ожидает сообщений на очереди </text:span><text:span text:style-name="T49">queu_to_meas</text:span><text:span text:style-name="T15">. </text:span><text:span text:style-name="T31">Функция контролирует текущее состояние связки TIM-ADC-DMA и запускает/останавливает эту цепочку, то есть измерение параметров каналов генерации, исходя от сообщения и текущего состояния. Запуск/останов выполянется посредством вызова функций start_meas()/stop_meas().</text:span></text:p>
      <text:p text:style-name="P52"><text:span text:style-name="T31"/></text:p>
      <text:p text:style-name="P53"><text:span text:style-name="T6">Аппаратно-зависимая часть (</text:span><text:span text:style-name="T3">“</text:span><text:span text:style-name="T6">драйвер</text:span><text:span text:style-name="T3">“</text:span><text:span text:style-name="T6">)</text:span><text:span text:style-name="T3">.</text:span></text:p>
      <text:p text:style-name="P53"><text:span text:style-name="T3"/></text:p>
      <text:p text:style-name="P53"><text:span text:style-name="T30">Meas</text:span><text:span text:style-name="T3">_Drv .h</text:span><text:span text:style-name="T5">.</text:span></text:p>
      <text:p text:style-name="P53"><text:span text:style-name="T5"/></text:p>
      <text:p text:style-name="P53"><text:span text:style-name="T30">Meas</text:span><text:span text:style-name="T3">_Drv .h содержит объявление функци</text:span><text:span text:style-name="T6">й start_meas</text:span><text:span text:style-name="T32">() (запуск аппаратуры ответственной за измерения) и stop_meas() (останов аппаратуры ответственной за измерения)</text:span><text:span text:style-name="T19">, </text:span><text:span text:style-name="T32">определение глобального указателя p_beg_adc_buff (используется в обработчике прерывания DMA1_Channel1_IRQHandler() ) и некоторые дефайны.</text:span></text:p>
      <text:p text:style-name="P24"><text:span text:style-name="T1"/></text:p>
      <text:p text:style-name="P53"><text:span text:style-name="T30">Meas</text:span><text:span text:style-name="T3">_Drv.c</text:span></text:p>
      <text:p text:style-name="P53"><text:span text:style-name="T6"/></text:p>
      <text:p text:style-name="P53"><text:span text:style-name="T30">Meas</text:span><text:span text:style-name="T3">_Drv.c </text:span><text:span text:style-name="T19">в</text:span><text:span text:style-name="T4">ключает хедер </text:span><text:span text:style-name="T30">Meas</text:span><text:span text:style-name="T1">_Drv.h </text:span><text:span text:style-name="T46">(</text:span><text:span text:style-name="T4">определение аппаратно-зависимых функций</text:span><text:span text:style-name="T46">).</text:span></text:p>
      <text:p text:style-name="P53"><text:span text:style-name="T46"/></text:p>
      <text:p text:style-name="P60"><text:span text:style-name="T30">Meas</text:span><text:span text:style-name="T3">_Drv.c </text:span><text:span text:style-name="T32">выделяет, </text:span><text:span text:style-name="T33">статически, память под </text:span><text:span text:style-name="T40">циклический </text:span><text:span text:style-name="T33">double-buffer gl_adc_buff для хранения измеренных значений и реализует функции start_meas() и stop_meas().</text:span></text:p>
      <text:p text:style-name="P53"><text:span text:style-name="T33"/></text:p>
      <text:p text:style-name="P53"><text:span text:style-name="T33"/></text:p>
      <text:p text:style-name="P54"><text:span text:style-name="T33">start_meas().</text:span></text:p>
      <text:p text:style-name="P54"><text:span text:style-name="T33"/></text:p>
      <text:p text:style-name="P60"><text:soft-page-break/><text:span text:style-name="T33">Функция start_meas() устанавливает глобальный указатель p_beg_adc_buff на </text:span><text:span text:style-name="T40">циклический </text:span><text:span text:style-name="T33">double-buffer gl_adc_buff, настраивает и запускает цепочку TIM3-ADC1-DMA1. </text:span></text:p>
      <text:p text:style-name="P23"><text:span text:style-name="T1"/></text:p>
      <text:p text:style-name="P54"><text:span text:style-name="T33">stop_meas().</text:span></text:p>
      <text:p text:style-name="P54"><text:span text:style-name="T33"/></text:p>
      <text:p text:style-name="P54"><text:span text:style-name="T33">Функция stop_meas() останавливает цепочку TIM3-ADC1-DMA1. <text:s/>(после останова можно использовать аппаратуру в других целях).</text:span></text:p>
      <text:p text:style-name="P54"><text:span text:style-name="T33"/></text:p>
      <text:p text:style-name="P54"><text:span text:style-name="T33"/></text:p>
      <text:p text:style-name="P25"><text:span text:style-name="T43">Описание реализации</text:span><text:span text:style-name="T1"> потока </text:span><text:span text:style-name="T61">Oscillation</text:span><text:span text:style-name="T1"> thread. </text:span></text:p>
      <text:p text:style-name="P25"><text:span text:style-name="T1"/></text:p>
      <text:p text:style-name="P25"><text:span text:style-name="T46">Аппаратные ресурсы, задействованные в реализации:</text:span></text:p>
      <text:p text:style-name="P55"><text:span text:style-name="T67">DAC (1, 2)</text:span><text:span text:style-name="T62">, </text:span><text:span text:style-name="T67">DMA2 ch 3, DMA2_Channel3_IRQn, TIM4, TIM4_TRGO_event, 4</text:span><text:span text:style-name="T65">kB SRAM</text:span><text:span text:style-name="T46">.</text:span></text:p>
      <text:p text:style-name="P25"><text:span text:style-name="T46"/></text:p>
      <text:p text:style-name="P25"><text:span text:style-name="T1">Реализация потока содержит аппаратно зависимую часть и часть не зависящею от аппаратуры. Реализация представлена четырьмя файлами: .c <text:s/>и .h для части зависящей от аппаратуры и .c <text:s/>и .h для <text:s/>части не зависящей от аппаратуры. </text:span></text:p>
      <text:p text:style-name="P25"><text:span text:style-name="T50"/></text:p>
      <text:p text:style-name="P25"><text:span text:style-name="T50">Файлы реализации:</text:span></text:p>
      <text:p text:style-name="P25"><text:span text:style-name="T67">Osc</text:span><text:span text:style-name="T1">_Drv.h и </text:span><text:span text:style-name="T67">Osc</text:span><text:span text:style-name="T1">_Drv.c</text:span></text:p>
      <text:p text:style-name="P25"><text:span text:style-name="T67">Osc</text:span><text:span text:style-name="T1">_Task.h и </text:span><text:span text:style-name="T67">Osc</text:span><text:span text:style-name="T1">_Task.c</text:span></text:p>
      <text:p text:style-name="P25"><text:span text:style-name="T1"/></text:p>
      <text:p text:style-name="P25"><text:span text:style-name="T46">Аппаратно-независимая часть</text:span><text:span text:style-name="T1">.</text:span></text:p>
      <text:p text:style-name="P25"><text:span text:style-name="T1"/></text:p>
      <text:p text:style-name="P25"><text:span text:style-name="T67">Osc</text:span><text:span text:style-name="T1">_Task.h</text:span><text:span text:style-name="T45">.</text:span></text:p>
      <text:p text:style-name="P25"><text:span text:style-name="T45"/></text:p>
      <text:p text:style-name="P55"><text:span text:style-name="T34">Osc</text:span><text:span text:style-name="T3">_Task.h содержит объявление функции потока vOscTask</text:span><text:span text:style-name="T63">()</text:span><text:span text:style-name="T3">, которая необходима при создании потока в функции Create_OS_Objects() (main.c)</text:span><text:span text:style-name="T22">.</text:span></text:p>
      <text:p text:style-name="P55"><text:span text:style-name="T1"/></text:p>
      <text:p text:style-name="P26"><text:span text:style-name="T67">Osc</text:span><text:span text:style-name="T1">_Task.c</text:span><text:span text:style-name="T44">.</text:span></text:p>
      <text:p text:style-name="P25"><text:span text:style-name="T44"/></text:p>
      <text:p text:style-name="P56"><text:span text:style-name="T34">Osc</text:span><text:span text:style-name="T3">_Task.c </text:span><text:span text:style-name="T4">включает хедеры </text:span><text:span text:style-name="T34">Osc</text:span><text:span text:style-name="T44">_Task.h (определение функции </text:span><text:span text:style-name="T3">vOscTask</text:span><text:span text:style-name="T63">()</text:span><text:span text:style-name="T44">), </text:span><text:span text:style-name="T34">Osc</text:span><text:span text:style-name="T4">_Drv.h (определение аппаратно-зависимых функций),</text:span><text:span text:style-name="T5"> CommonDefines.h (для взаимодействия с FreeRTOS)</text:span><text:span text:style-name="T18">.</text:span></text:p>
      <text:p text:style-name="P55"><text:span text:style-name="T4"><text:s/></text:span></text:p>
      <text:p text:style-name="P57"><text:span text:style-name="T34">Osc</text:span><text:span text:style-name="T3">_Task.c содержит </text:span><text:span text:style-name="T35">реализацию функцию </text:span><text:span text:style-name="T68">vOscTask</text:span><text:span text:style-name="T35">().</text:span></text:p>
      <text:p text:style-name="P57"><text:span text:style-name="T36"/></text:p>
      <text:p text:style-name="P57"><text:span text:style-name="T36">vO</text:span><text:span text:style-name="T35">scTask().</text:span></text:p>
      <text:p text:style-name="P57"><text:span text:style-name="T35"/></text:p>
      <text:p text:style-name="P58"><text:span text:style-name="T36">Функция vO</text:span><text:span text:style-name="T35">scTas</text:span><text:span text:style-name="T37">k</text:span><text:span text:style-name="T36">() </text:span><text:span text:style-name="T38">инициализирует аппаратуру, ответственную за работу связки DAC-TIM-DMA (InitDAC_TIM_DMA())</text:span><text:span text:style-name="T36"> </text:span><text:span text:style-name="T38">и </text:span><text:span text:style-name="T31">с</text:span><text:span text:style-name="T3">тановится в бесконечный цикл ожидания сообщений от других потоков, посредством оператора while и вызова функции FreeRTOS xQueueReceive</text:span><text:span text:style-name="T19">()</text:span><text:span text:style-name="T15">, которая ожидает сообщений на очереди qTo_Osc. </text:span><text:span text:style-name="T38">После прихода сообщения, проверяется откуда оно пришло (по полю Sig_Type). Если из обработчика прерываний DMA2_Channel3_IRQHandler(), то вызывается функция ReFill(), которая </text:span><text:span text:style-name="T2">смен</text:span><text:span text:style-name="T38">яет</text:span><text:span text:style-name="T2"> текущ</text:span><text:span text:style-name="T38">ую</text:span><text:span text:style-name="T2"> заполняем</text:span><text:span text:style-name="T38">ую</text:span><text:span text:style-name="T2"> област</text:span><text:span text:style-name="T38">ь</text:span><text:span text:style-name="T2"> циклического </text:span><text:span text:style-name="T38">double-buffer</text:span><text:span text:style-name="T2"> DAC_Buff, </text:span><text:span text:style-name="T38">измененяет</text:span><text:span text:style-name="T2"> указател</text:span><text:span text:style-name="T38">ь </text:span><text:span text:style-name="T2">pDAC_Buff и </text:span><text:span text:style-name="T38">заполняет</text:span><text:span text:style-name="T2"> текущ</text:span><text:span text:style-name="T38">ую</text:span><text:span text:style-name="T2"> </text:span><text:span text:style-name="T38">область</text:span><text:span text:style-name="T2"> циклического </text:span><text:span text:style-name="T38">double-buffer </text:span><text:span text:style-name="T2">DAC_Buff отсчетами текущих сигналов обоих каналов. </text:span><text:span text:style-name="T38">Иначе, то есть от потока Menu thread, вызывается функция </text:span><text:span text:style-name="T69">ReCalc</text:span><text:span text:style-name="T38">(), которая заполняет следующую область циклического double-buffer DAC_Buff пересчитанными, согласно </text:span><text:soft-page-break/><text:span text:style-name="T38">полученным данным из сообщения, отсчетами сигнала для ОДНОГО канала.</text:span></text:p>
      <text:p text:style-name="P58"><text:span text:style-name="T38"/></text:p>
      <text:p text:style-name="P59"><text:span text:style-name="T6">Аппаратно-зависимая часть (</text:span><text:span text:style-name="T3">“</text:span><text:span text:style-name="T6">драйвер</text:span><text:span text:style-name="T3">“</text:span><text:span text:style-name="T6">)</text:span><text:span text:style-name="T3">.</text:span></text:p>
      <text:p text:style-name="P59"><text:span text:style-name="T3"/></text:p>
      <text:p text:style-name="P59"><text:span text:style-name="T34">Osc</text:span><text:span text:style-name="T3">_Drv .h</text:span><text:span text:style-name="T5">.</text:span></text:p>
      <text:p text:style-name="P59"><text:span text:style-name="T5"/></text:p>
      <text:p text:style-name="P59"><text:span text:style-name="T34">Osc</text:span><text:span text:style-name="T3">_Drv .h <text:s/></text:span><text:span text:style-name="T19">в</text:span><text:span text:style-name="T4">ключает хедер InterDefines.h </text:span><text:span text:style-name="T39">(</text:span><text:span text:style-name="T5">тут определены типы данных для сообщений</text:span><text:span text:style-name="T39">).</text:span></text:p>
      <text:p text:style-name="P59"><text:span text:style-name="T5"/></text:p>
      <text:p text:style-name="P60"><text:span text:style-name="T34">Osc</text:span><text:span text:style-name="T3">_Drv .h содержит объявление функци</text:span><text:span text:style-name="T6">й InitDAC_TIM_DMA</text:span><text:span text:style-name="T32">() (запуск аппаратуры ответственной за </text:span><text:span text:style-name="T39">генерацию</text:span><text:span text:style-name="T32">) и ReFill() </text:span><text:span text:style-name="T39">и ReCalc()</text:span><text:span text:style-name="T32"> (</text:span><text:span text:style-name="T39">реализация double-buffer </text:span><text:span text:style-name="T40">и обслуживание запросов), выделение, статическое, памяти под циклический </text:span><text:span text:style-name="T39">double-buffer </text:span><text:span text:style-name="T40">DAC_Buff,</text:span><text:span text:style-name="T32"> некоторые </text:span><text:span text:style-name="T40">структуры и переменные, массив указателей на функции, ответственных за вычисления отсчетов конкретных сигналов, переменные для DDS</text:span><text:span text:style-name="T32"> </text:span><text:span text:style-name="T40">и некоторые </text:span><text:span text:style-name="T32">дефайны.</text:span></text:p>
      <text:p text:style-name="P27"><text:span text:style-name="T1"/></text:p>
      <text:p text:style-name="P61"><text:span text:style-name="T34">Osc</text:span><text:span text:style-name="T3">_Drv.c</text:span></text:p>
      <text:p text:style-name="P59"><text:span text:style-name="T6"/></text:p>
      <text:p text:style-name="P61"><text:span text:style-name="T34">Osc</text:span><text:span text:style-name="T3">_Drv.c </text:span><text:span text:style-name="T19">в</text:span><text:span text:style-name="T4">ключает хедер </text:span><text:span text:style-name="T34">Osc</text:span><text:span text:style-name="T1">_Drv.h </text:span><text:span text:style-name="T46">(</text:span><text:span text:style-name="T4">определение аппаратно-зависимых функций</text:span><text:span text:style-name="T46">).</text:span></text:p>
      <text:p text:style-name="P59"><text:span text:style-name="T46"/></text:p>
      <text:p text:style-name="P62"><text:span text:style-name="T34">Osc</text:span><text:span text:style-name="T3">_Drv.c </text:span><text:span text:style-name="T41">реализует I</text:span><text:span text:style-name="T6">nitDAC_TIM_DMA</text:span><text:span text:style-name="T32">(), ReFill() </text:span><text:span text:style-name="T39">и ReCalc().</text:span></text:p>
      <text:p text:style-name="P62"><text:span text:style-name="T39"/></text:p>
      <text:p text:style-name="P62"><text:span text:style-name="T42">I</text:span><text:span text:style-name="T6">nitDAC_TIM_DMA</text:span><text:span text:style-name="T32">().</text:span></text:p>
      <text:p text:style-name="P62"><text:span text:style-name="T32"/></text:p>
      <text:p text:style-name="P62"><text:span text:style-name="T32"/></text:p>
      <text:p text:style-name="Standard"><text:span text:style-name="T1"/></text:p>
      <text:p text:style-name="P63"/>
      <text:p text:style-name="P1"><text:span text:style-name="T1"/></text:p>
      <text:p text:style-name="P1"><text:span text:style-name="T1"/></text:p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6"><text:span text:style-name="T68">Таблица распределения памяти (куча для стеков потоков и статические перемнные):</text:span></text:p>
      <text:p text:style-name="P56"><text:span text:style-name="T68"/></text:p>
      <text:p text:style-name="P28"><text:span text:style-name="T70">Обработчики прерыва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zonov </meta:initial-creator>
    <meta:creation-date>2014-01-14T08:36:53</meta:creation-date>
    <dc:date>2014-01-14T14:46:03</dc:date>
    <dc:creator>Sizonov </dc:creator>
    <meta:editing-duration>PT4H50M26S</meta:editing-duration>
    <meta:editing-cycles>37</meta:editing-cycles>
    <meta:generator>LibreOffice/4.0.2.2$Linux_X86_64 LibreOffice_project/400m0$Build-2</meta:generator>
    <meta:document-statistic meta:table-count="0" meta:image-count="0" meta:object-count="0" meta:page-count="10" meta:paragraph-count="174" meta:word-count="2238" meta:character-count="18686" meta:non-whitespace-character-count="16535"/>
  </office:meta>
</office:document-meta>
</file>